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26in" style:rel-column-width="10917*"/>
    </style:style>
    <style:style style:name="Table2.B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4in" style:rel-column-width="10930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72b852" officeooo:paragraph-rsid="0062c79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a5a01" officeooo:paragraph-rsid="00678b4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9d031" officeooo:paragraph-rsid="0062c79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9d031" officeooo:paragraph-rsid="006bafc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92ec" officeooo:paragraph-rsid="005592e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72b852" officeooo:paragraph-rsid="0062c79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09e45" officeooo:paragraph-rsid="006bafcd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e2049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e204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92ec" officeooo:paragraph-rsid="005592ec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72b852" officeooo:paragraph-rsid="0062c793" style:font-size-asian="12pt" style:font-weight-asian="normal" style:font-size-complex="12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72b852" officeooo:paragraph-rsid="0062c793" style:font-size-asian="12pt" style:font-weight-asian="normal" style:font-size-complex="12pt" style:font-weight-complex="normal"/>
    </style:style>
    <style:style style:name="P13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72b852" officeooo:paragraph-rsid="0062c793" style:font-size-asian="12pt" style:font-weight-asian="normal" style:font-size-complex="12pt" style:font-weight-complex="normal"/>
    </style:style>
    <style:style style:name="P14" style:family="paragraph" style:parent-style-name="Standard" style:list-style-name="L15">
      <style:paragraph-properties fo:text-align="start" style:justify-single-word="false"/>
      <style:text-properties style:font-name="DejaVu Sans Condensed" fo:font-size="12pt" fo:font-weight="normal" officeooo:rsid="0072b852" officeooo:paragraph-rsid="006bb7ea" style:font-size-asian="12pt" style:font-weight-asian="normal" style:font-size-complex="12pt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69d031" officeooo:paragraph-rsid="006bb7ea" style:font-size-asian="12pt" style:font-weight-asian="normal" style:font-size-complex="12pt" style:font-weight-complex="normal"/>
    </style:style>
    <style:style style:name="P16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weight="normal" officeooo:rsid="0069d031" officeooo:paragraph-rsid="0069d031" style:font-size-asian="12pt" style:font-weight-asian="normal" style:font-size-complex="12pt" style:font-weight-complex="normal"/>
    </style:style>
    <style:style style:name="P17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weight="normal" officeooo:rsid="0069d031" officeooo:paragraph-rsid="006bb7e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9d031" officeooo:paragraph-rsid="0062c793" style:font-size-asian="12pt" style:font-weight-asian="normal" style:font-size-complex="12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62c793" officeooo:paragraph-rsid="006bb7ea" style:font-size-asian="12pt" style:font-weight-asian="normal" style:font-size-complex="12pt" style:font-weight-complex="normal"/>
    </style:style>
    <style:style style:name="P20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weight="normal" officeooo:rsid="0062c793" officeooo:paragraph-rsid="0062c793" style:font-size-asian="12pt" style:font-weight-asian="normal" style:font-size-complex="12pt" style:font-weight-complex="normal"/>
    </style:style>
    <style:style style:name="P21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weight="normal" officeooo:rsid="0062c793" officeooo:paragraph-rsid="0069d031" style:font-size-asian="12pt" style:font-weight-asian="normal" style:font-size-complex="12pt" style:font-weight-complex="normal"/>
    </style:style>
    <style:style style:name="P22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weight="normal" officeooo:rsid="0062c793" officeooo:paragraph-rsid="006bb7e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2c793" officeooo:paragraph-rsid="006bb7ea" style:font-size-asian="12pt" style:font-weight-asian="normal" style:font-size-complex="12pt" style:font-weight-complex="normal"/>
    </style:style>
    <style:style style:name="P24" style:family="paragraph" style:parent-style-name="Standard" style:list-style-name="L15">
      <style:paragraph-properties fo:text-align="start" style:justify-single-word="false"/>
      <style:text-properties style:font-name="DejaVu Sans Condensed" fo:font-size="12pt" fo:font-weight="normal" officeooo:rsid="006bafcd" officeooo:paragraph-rsid="006bb7ea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50e27b" officeooo:paragraph-rsid="006bafcd" style:font-size-asian="12pt" style:font-weight-asian="normal" style:font-size-complex="12pt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509e45" officeooo:paragraph-rsid="006bafcd" style:font-size-asian="12pt" style:font-weight-asian="normal" style:font-size-complex="12pt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6d5c53" officeooo:paragraph-rsid="006bafcd" style:font-size-asian="12pt" style:font-weight-asian="normal" style:font-size-complex="12pt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64c3f1" officeooo:paragraph-rsid="006bafcd" style:font-size-asian="12pt" style:font-weight-asian="normal" style:font-size-complex="12pt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63ee81" officeooo:paragraph-rsid="0063ee81" style:font-size-asian="12pt" style:font-weight-asian="normal" style:font-size-complex="12pt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63ee81" officeooo:paragraph-rsid="0063ee81" style:font-size-asian="12pt" style:font-weight-asian="normal" style:font-size-complex="12pt" style:font-weight-complex="normal"/>
    </style:style>
    <style:style style:name="P31" style:family="paragraph" style:parent-style-name="Standard" style:list-style-name="L16">
      <style:paragraph-properties fo:text-align="start" style:justify-single-word="false"/>
      <style:text-properties style:font-name="DejaVu Sans Condensed" fo:font-size="12pt" fo:font-weight="normal" officeooo:rsid="0063ee81" officeooo:paragraph-rsid="006bb7ea" style:font-size-asian="12pt" style:font-weight-asian="normal" style:font-size-complex="12pt" style:font-weight-complex="normal"/>
    </style:style>
    <style:style style:name="P32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weight="normal" officeooo:rsid="00678b44" officeooo:paragraph-rsid="00678b44" style:font-size-asian="12pt" style:font-weight-asian="normal" style:font-size-complex="12pt" style:font-weight-complex="normal"/>
    </style:style>
    <style:style style:name="P33" style:family="paragraph" style:parent-style-name="Standard" style:list-style-name="L15">
      <style:paragraph-properties fo:text-align="start" style:justify-single-word="false"/>
      <style:text-properties style:font-name="DejaVu Sans Condensed" fo:font-size="12pt" fo:font-style="normal" fo:font-weight="normal" officeooo:rsid="006bafcd" officeooo:paragraph-rsid="006bb7e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6">
      <style:paragraph-properties fo:text-align="start" style:justify-single-word="false"/>
      <style:text-properties style:font-name="DejaVu Sans Condensed" fo:font-size="12pt" fo:font-style="normal" fo:font-weight="normal" officeooo:rsid="006bafcd" officeooo:paragraph-rsid="006bb7ea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6bb7ea" officeooo:paragraph-rsid="006bb7e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6f1db8" officeooo:paragraph-rsid="006bb7ea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6bb7ea" officeooo:paragraph-rsid="006bb7ea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 style:list-style-name="L12">
      <style:paragraph-properties fo:text-align="start" style:justify-single-word="false"/>
      <style:text-properties officeooo:paragraph-rsid="0065e44c"/>
    </style:style>
    <style:style style:name="P39" style:family="paragraph" style:parent-style-name="Standard">
      <style:paragraph-properties fo:text-align="start" style:justify-single-word="false"/>
      <style:text-properties officeooo:paragraph-rsid="006bb7ea"/>
    </style:style>
    <style:style style:name="P40" style:family="paragraph" style:parent-style-name="Standard" style:list-style-name="L16">
      <style:paragraph-properties fo:text-align="start" style:justify-single-word="false"/>
      <style:text-properties officeooo:paragraph-rsid="006bb7ea"/>
    </style:style>
    <style:style style:name="T1" style:family="text">
      <style:text-properties style:font-name="DejaVu Sans Condensed" fo:font-size="12pt" fo:font-weight="normal" officeooo:rsid="006450a4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65e44c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bold" officeooo:rsid="0041ce94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3dda3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5680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9af84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612bec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6f1db8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bafc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450a4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72b852" style:font-weight-asian="bold" style:font-weight-complex="bold"/>
    </style:style>
    <style:style style:name="T14" style:family="text">
      <style:text-properties fo:font-weight="bold" officeooo:rsid="006dc38f" style:font-weight-asian="bold" style:font-weight-complex="bold"/>
    </style:style>
    <style:style style:name="T15" style:family="text">
      <style:text-properties officeooo:rsid="0035db3e"/>
    </style:style>
    <style:style style:name="T16" style:family="text">
      <style:text-properties officeooo:rsid="006830a0"/>
    </style:style>
    <style:style style:name="T17" style:family="text">
      <style:text-properties officeooo:rsid="006ef182"/>
    </style:style>
    <style:style style:name="T18" style:family="text">
      <style:text-properties officeooo:rsid="006f1db8"/>
    </style:style>
    <style:style style:name="T19" style:family="text">
      <style:text-properties officeooo:rsid="0062c793"/>
    </style:style>
    <style:style style:name="T20" style:family="text">
      <style:text-properties officeooo:rsid="0050e27b"/>
    </style:style>
    <style:style style:name="T21" style:family="text">
      <style:text-properties officeooo:rsid="006d5c53"/>
    </style:style>
    <style:style style:name="T22" style:family="text">
      <style:text-properties officeooo:rsid="006df555"/>
    </style:style>
    <style:style style:name="T23" style:family="text">
      <style:text-properties officeooo:rsid="006bafcd"/>
    </style:style>
    <style:style style:name="T24" style:family="text">
      <style:text-properties officeooo:rsid="006bb7ea"/>
    </style:style>
    <style:style style:name="T25" style:family="text">
      <style:text-properties officeooo:rsid="0072b852"/>
    </style:style>
    <style:style style:name="T26" style:family="text">
      <style:text-properties officeooo:rsid="006d1e1b"/>
    </style:style>
    <style:style style:name="T27" style:family="text">
      <style:text-properties officeooo:rsid="006dc38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8">1<text:span text:style-name="T15">xx</text:span> - Controls</text:p>
          </table:table-cell>
          <table:table-cell table:style-name="Table2.A1" office:value-type="string">
            <text:p text:style-name="P9">2xx - Ground</text:p>
          </table:table-cell>
          <table:table-cell table:style-name="Table2.C1" office:value-type="string">
            <text:p text:style-name="P9">3xx - Flight</text:p>
          </table:table-cell>
          <table:table-cell table:style-name="Table2.D1" office:value-type="string">
            <text:p text:style-name="P9">4xx - A2A</text:p>
          </table:table-cell>
          <table:table-cell table:style-name="Table2.A1" office:value-type="string">
            <text:p text:style-name="P9">5xx - A2G</text:p>
          </table:table-cell>
          <table:table-cell table:style-name="Table2.F1" office:value-type="string">
            <text:p text:style-name="P9">6xx - Misc</text:p>
          </table:table-cell>
        </table:table-row>
      </table:table>
      <text:p text:style-name="P39"><text:span text:style-name="T6">3</text:span><text:span text:style-name="T7">0</text:span><text:span text:style-name="T8">3</text:span><text:span text:style-name="T3"> </text:span><text:span text:style-name="T4">- </text:span><text:span text:style-name="T5">Flight - </text:span><text:span text:style-name="T9">Datalink (TNDL/Link16)</text:span><text:span text:style-name="T10"> for F-16</text:span></text:p>
      <text:p text:style-name="P5"/>
      <text:p text:style-name="P36">General info</text:p>
      <text:list xml:id="list1054997620" text:style-name="L9">
        <text:list-item>
          <text:p text:style-name="P15">L16 must be set to XMT (OSB on HSD page).</text:p>
        </text:list-item>
        <text:list-item>
          <text:p text:style-name="P15"><text:span text:style-name="T12">Team Members</text:span> share <text:span text:style-name="T12">contacts</text:span> and <text:span text:style-name="T12">targets</text:span>, <text:span text:style-name="T12">Donors</text:span> share only <text:span text:style-name="T12">contacts</text:span>.</text:p>
        </text:list-item>
        <text:list-item>
          <text:p text:style-name="P19"><text:span text:style-name="T12">Team Members</text:span> can be changed in flight, <text:span text:style-name="T12">Donors</text:span> cannot.</text:p>
        </text:list-item>
        <text:list-item>
          <text:p text:style-name="P15"><text:span text:style-name="T23">You </text:span>can have up to <text:span text:style-name="T12">8 Team Members</text:span> and up to <text:span text:style-name="T12">4 Donors</text:span>.</text:p>
        </text:list-item>
      </text:list>
      <text:p text:style-name="P5"/>
      <text:p text:style-name="P1">Primary Datalink Track (PDLT)</text:p>
      <text:list text:style-name="L7">
        <text:list-item>
          <text:p text:style-name="P11">It can be useful to set your PDLT to your wingman/lead.</text:p>
        </text:list-item>
      </text:list>
      <text:list text:style-name="L8">
        <text:list-item>
          <text:p text:style-name="P12">Set <text:span text:style-name="T12">HSD</text:span> page as SOI.</text:p>
        </text:list-item>
        <text:list-item>
          <text:p text:style-name="P12">Move cursor over desired item, then press <text:span text:style-name="T12">TMS up</text:span>.</text:p>
        </text:list-item>
        <text:list-item>
          <text:p text:style-name="P12">An <text:span text:style-name="T12">octagon</text:span> will appear around the selected item on the HSD page, and an octagon will show the location in your HMD.</text:p>
        </text:list-item>
        <text:list-item>
          <text:p text:style-name="P12">To undesignate, <text:span text:style-name="T24">put cursor over designated item on HSD page, then </text:span>press <text:span text:style-name="T12">TMS down</text:span>.</text:p>
        </text:list-item>
        <text:list-item>
          <text:p text:style-name="P12">Press <text:span text:style-name="T12">TMS right</text:span> to cycle PDLT from nearest to farthest.</text:p>
        </text:list-item>
      </text:list>
      <text:p text:style-name="P18"/>
      <text:p text:style-name="P37">Sending targets/SPIs to Team Members</text:p>
      <text:list xml:id="list4175671539" text:style-name="L15">
        <text:list-item>
          <text:p text:style-name="P33">Targets/SPIs must be transmitted manually, but they are received automatically by all Team Members.</text:p>
        </text:list-item>
        <text:list-item>
          <text:p text:style-name="P14"><text:span text:style-name="T24">To transmit current target/SPI:</text:span></text:p>
          <text:list>
            <text:list-item>
              <text:p text:style-name="P14"><text:span text:style-name="T24">HSD must not be SOI.</text:span></text:p>
            </text:list-item>
            <text:list-item>
              <text:p text:style-name="P14"><text:span text:style-name="T24">P</text:span>ress <text:span text:style-name="T12">Middle Finger Hat right long</text:span> to send the SPI.</text:p>
            </text:list-item>
          </text:list>
        </text:list-item>
        <text:list-item>
          <text:p text:style-name="P24"><text:span text:style-name="T24">To transmit current steerpoint location:</text:span></text:p>
          <text:list>
            <text:list-item>
              <text:p text:style-name="P24"><text:span text:style-name="T24">Set HSD page to SOI</text:span></text:p>
            </text:list-item>
            <text:list-item>
              <text:p text:style-name="P24"><text:span text:style-name="T24">P</text:span><text:span text:style-name="T25">ress </text:span><text:span text:style-name="T13">Middle Finger Hat right long</text:span><text:span text:style-name="T25"> to send current steerpoint location.</text:span></text:p>
            </text:list-item>
          </text:list>
        </text:list-item>
      </text:list>
      <text:p text:style-name="P35"/>
      <text:p text:style-name="P37">Receiving target/SPI from Team Member and using it as your target</text:p>
      <text:list xml:id="list1272645456" text:style-name="L16">
        <text:list-item>
          <text:p text:style-name="P34">Targets/SPIs must be transmitted manually, but they are received automatically by all Team Members.</text:p>
        </text:list-item>
        <text:list-item>
          <text:p text:style-name="P31">When a Team Member sends a SPI, it will appear on the HSD with a dotted line to the Member who sent it.</text:p>
          <text:list>
            <text:list-item>
              <text:p text:style-name="P40"><text:span text:style-name="T1">You will also get a message on the HUD saying you've received; </text:span><text:span text:style-name="T11">clear the message</text:span><text:span text:style-name="T1"> with </text:span><text:span text:style-name="T11">WARN/RESET</text:span><text:span text:style-name="T1"> (down)</text:span><text:span text:style-name="T2"> switch on UFC</text:span><text:span text:style-name="T1">.</text:span></text:p>
            </text:list-item>
          </text:list>
        </text:list-item>
        <text:list-item>
          <text:p text:style-name="P31">To target the sent SPI (and make it your SPI), set SOI to HSD, slew cursor over the<text:span text:style-name="T24"> transmitted</text:span> marker, and press <text:span text:style-name="T12">TMS up </text:span>(<text:span text:style-name="T12">Gray Reset Hat forward</text:span>).</text:p>
        </text:list-item>
      </text:list>
      <text:p text:style-name="P35"/>
      <text:p text:style-name="P37">Changing Team Members</text:p>
      <text:list xml:id="list2560932601" text:style-name="L13">
        <text:list-item>
          <text:p text:style-name="P22"><text:span text:style-name="T12">LIST</text:span> UFC button, then <text:span text:style-name="T12">ENTR</text:span> to select DLNK, then <text:span text:style-name="T12">Dobber SEQ (right) 2x</text:span>.</text:p>
        </text:list-item>
        <text:list-item>
          <text:p text:style-name="P22">Members and their STNs are listed on the DED.</text:p>
        </text:list-item>
        <text:list-item>
          <text:p text:style-name="P22"><text:span text:style-name="T12">Dobber up/down</text:span> to select STN you want to change, then enter new STN <text:span text:style-name="T24">on UFC </text:span>and press <text:span text:style-name="T12">ENTR</text:span>. <text:s/>This moves the previous STN to a Donor and the new STN to a Member.</text:p>
        </text:list-item>
      </text:list>
      <text:p text:style-name="P35"/>
      <text:p text:style-name="P37">Get your own STN (needed for other <text:span text:style-name="T26">F-16s</text:span> to add you as a Team Member)</text:p>
      <text:list xml:id="list140825565020952" text:continue-numbering="true" text:style-name="L13">
        <text:list-item>
          <text:p text:style-name="P22"><text:span text:style-name="T12">LIST</text:span> UFC button, then <text:span text:style-name="T12">ENTR</text:span> to select DLNK, then <text:span text:style-name="T12">Dobber SEQ (right) 2x</text:span>.</text:p>
        </text:list-item>
        <text:list-item>
          <text:p text:style-name="P17"><text:span text:style-name="T14">Ownship</text:span><text:span text:style-name="T12"> STN</text:span> is shown as <text:span text:style-name="T12">Team Member #1</text:span>.</text:p>
        </text:list-item>
      </text:list>
      <text:p text:style-name="P23"/>
      <text:p text:style-name="P2"><text:span text:style-name="T16">AGM-88 HARM HAD/</text:span>HTS with datalink</text:p>
      <text:list text:style-name="L14">
        <text:list-item>
          <text:p text:style-name="P32">See steps in HARM pag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1-01T14:08:24.707000000</dc:date>
    <meta:editing-duration>PT22H38M52S</meta:editing-duration>
    <meta:editing-cycles>8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1" meta:word-count="432" meta:character-count="2203" meta:non-whitespace-character-count="1838"/>
  </office:meta>
</office:document-meta>
</file>